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Heading_20_1" style:master-page-name="Standard"/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h text:style-name="P4" text:outline-level="1" text:is-list-header="true">Introducció</text:h>
      <text:h text:style-name="Heading_20_2" text:outline-level="2"><text:s/>Introducció i Convenc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1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Software Arquitecture Document</dc:title>
    <dc:subject>Serdipsa</dc:subject>
    <meta:initial-creator>15</meta:initial-creator>
    <meta:creation-date>2007-03-30T17:53:00</meta:creation-date>
    <dc:creator>LCFIB UPC</dc:creator>
    <dc:date>2008-05-13T10:24:19</dc:date>
    <dc:language>es-ES</dc:language>
    <meta:editing-cycles>79</meta:editing-cycles>
    <meta:editing-duration>PT22H15M0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1" meta:object-count="0" meta:page-count="1" meta:paragraph-count="7" meta:word-count="10" meta:character-count="106"/>
  </office:meta>
</office:document-meta>
</file>